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Text_20_body">
      <style:text-properties style:text-underline-style="solid" style:text-underline-width="auto" style:text-underline-color="font-color" officeooo:rsid="001c9c57" officeooo:paragraph-rsid="001c9c57"/>
    </style:style>
    <style:style style:name="P3" style:family="paragraph" style:parent-style-name="Title">
      <style:text-properties style:text-underline-style="solid" style:text-underline-width="auto" style:text-underline-color="font-color" officeooo:rsid="001c9c57" officeooo:paragraph-rsid="001c9c57"/>
    </style:style>
    <style:style style:name="P4" style:family="paragraph" style:parent-style-name="Text_20_body">
      <style:text-properties officeooo:paragraph-rsid="001f95d0"/>
    </style:style>
    <style:style style:name="T1" style:family="text">
      <style:text-properties officeooo:rsid="001c9c57"/>
    </style:style>
    <style:style style:name="T2" style:family="text">
      <style:text-properties fo:font-weight="bold" style:font-weight-asian="bold" style:font-weight-complex="bold"/>
    </style:style>
    <style:style style:name="T3" style:family="text">
      <style:text-properties officeooo:rsid="001e1822"/>
    </style:style>
    <style:style style:name="T4" style:family="text">
      <style:text-properties officeooo:rsid="001f95d0"/>
    </style:style>
    <style:style style:name="T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uter: a Blessing or a Curse</text:p>
      <text:p text:style-name="P2"/>
      <text:p text:style-name="Text_20_body">The computer is a remarkable invention of the modern age of science. It has broadened the mental horizon of man and revolutionized all the field of life. The impossible tasks are now possible due to the efficiency and perfection of computer technology. The world has become a global village and information has spread all over the world through internet.</text:p>
      <text:p text:style-name="P1">“ I do not fear computers. I fear lack of them. ” — Isaac Asimov</text:p>
      <text:p text:style-name="Text_20_body">A computer is an electronic device capable of performing a series of arithmetic or logical operation according to instructions. The word computer has been derived from the word “compute” which means “to count”. A computer <text:span text:style-name="T1">consists</text:span> of “hardware” and software”. Hardware means the physical parts of computer and software means the computer program<text:span text:style-name="T1">s</text:span> that control the functioning of the hardware and directs its operation.</text:p>
      <text:p text:style-name="Text_20_body">Computers were not invented over-night. It was an evolutionary process of centuries. In the beginning, computers were large in size. They were slow and their price was very high. With the passage of time, a great development has been done in the field of computer. Now, computers are smart, fast and cheap.</text:p>
      <text:p text:style-name="Quotations"><text:span text:style-name="T2">“ The computer was born to solve problems that did not exist before. ” </text:span><text:span text:style-name="Emphasis"><text:span text:style-name="T2">— Bill Gates</text:span></text:span></text:p>
      <text:p text:style-name="Text_20_body">Computers are being used for the exploration and extraction of all the possible benefits in the fields of medicine, education, business, banking, construction, communication, entertainment, research-work and science. New heights of delights are being felt and found in the exploration of new knowledge in every field of life. A computer has become a multipurpose device. It is playing a dominant role in our lives. Most of the things are being controlled and operated by computers.</text:p>
      <text:p text:style-name="Text_20_body">The computer has made working very easy and effective in all the walks of life. Doctors and nurses use it to monitor patients and to assist in medical research. In business and industry, the computer helps us a lot to get information and to introduce new trends. It also helps us in the construction of bridges, roads and big buildings.</text:p>
      <text:p text:style-name="Quotations"><text:span text:style-name="T2">“ It’s hardware that makes a machine fast. It’s software that makes a fast machine slow. ” </text:span><text:span text:style-name="Emphasis"><text:span text:style-name="T2">— Craig Bruce</text:span></text:span></text:p>
      <text:p text:style-name="P4">The computer is rendering a great service in the banking system. It has revolutionized the telecommunication system. Telephone, mobile, radio, fax machines televisions are fully computerized now-a-days. A computer can quickly process the results of scientific experiments and solve extremely difficult problems easily. It is being used to guide rockets, satellites, spaceships and air flights. It has a very vast memory. The knowledge of all the books of a library can be stored on a computer. It can keep a record of thousands of files which are available in a moment. <text:span text:style-name="T4">A number of</text:span> <text:span text:style-name="T5">software programs</text:span> <text:span text:style-name="T4">are</text:span> available in the market, and we can use them according to our needs to make our tasks easy and quick.</text:p>
      <text:p text:style-name="Quotations"><text:span text:style-name="T2">“ To every disadvantage, there is a corresponding advantage. ” </text:span><text:span text:style-name="Emphasis"><text:span text:style-name="T2">—</text:span></text:span><text:span text:style-name="T2">W. Clement Stone</text:span></text:p>
      <text:p text:style-name="Text_20_body"><text:soft-page-break/>In spite of countless blessings of a computer, there is also a dark aspect of its usage. It has mechanized our life too much. We depend on computers too much and use our minds very less. The use of the internet is becoming very popular. Mostly youngsters waste their time in chatting and bluffing the others. There are also a number of immoral and obscene sites which are explored by the youngsters. It causes a very bad impact on their innocent minds. Moreover, computers are also creating a problem of unemployment in developing countries.</text:p>
      <text:p text:style-name="Text_20_body">The modern age definitely is the age of information technology. Knowledge is advancing at a fantastic pace. Every new step unveils new vistas. Computers are playing a vital role in our social and economic life by turning the world into a global village. Now, thousands of books are available on one screen. The right use of computer can lead us to progress and prosperity. The computer and put future are inter-related. The world will be an orphan without a compute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8T15:56:15.795000000</meta:creation-date>
    <dc:date>2021-02-18T16:04:50.513000000</dc:date>
    <meta:editing-duration>PT7M56S</meta:editing-duration>
    <meta:editing-cycles>4</meta:editing-cycles>
    <meta:generator>LibreOffice/7.1.0.3$Windows_X86_64 LibreOffice_project/f6099ecf3d29644b5008cc8f48f42f4a40986e4c</meta:generator>
    <meta:document-statistic meta:table-count="0" meta:image-count="0" meta:object-count="0" meta:page-count="2" meta:paragraph-count="13" meta:word-count="669" meta:character-count="3970" meta:non-whitespace-character-count="3311"/>
  </office:meta>
</office:document-meta>
</file>